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99pt solid #000000"/>
    </style:style>
    <style:style style:name="ce8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99pt solid #000000" fo:border-top="0.99pt solid #000000"/>
    </style:style>
    <style:style style:name="ce13" style:family="table-cell" style:parent-style-name="Default">
      <style:table-cell-properties fo:border="0.99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="0.99pt solid #000000"/>
    </style:style>
    <style:style style:name="ce15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9"/>
        <table:table-row table:style-name="ro1">
          <table:table-cell table:style-name="ce1" office:value-type="string" calcext:value-type="string" table:number-columns-spanned="1" table:number-rows-spanned="8">
            <text:p>DOM09SUB04</text:p>
          </table:table-cell>
          <table:table-cell table:style-name="ce7" office:value-type="string" calcext:value-type="string">
            <text:p>cor(H1_1_A, H1_2_A)</text:p>
          </table:table-cell>
          <table:table-cell table:style-name="ce12" office:value-type="float" office:value="0.45" calcext:value-type="float">
            <text:p>0.45</text:p>
          </table:table-cell>
        </table:table-row>
        <table:table-row table:style-name="ro1">
          <table:covered-table-cell table:style-name="ce2"/>
          <table:table-cell table:style-name="ce8" office:value-type="string" calcext:value-type="string">
            <text:p>cor(H1_1_B, H1_2_B)</text:p>
          </table:table-cell>
          <table:table-cell table:style-name="ce13" office:value-type="float" office:value="-0.25" calcext:value-type="float">
            <text:p>-0.25</text:p>
          </table:table-cell>
        </table:table-row>
        <table:table-row table:style-name="ro2">
          <table:covered-table-cell table:style-name="ce2"/>
          <table:table-cell table:style-name="ce8" office:value-type="string" calcext:value-type="string">
            <text:p>cor(H2_1_A,H2_2_A)</text:p>
          </table:table-cell>
          <table:table-cell table:style-name="ce14" office:value-type="float" office:value="0.59" calcext:value-type="float">
            <text:p>0.59</text:p>
          </table:table-cell>
        </table:table-row>
        <table:table-row table:style-name="ro1">
          <table:covered-table-cell table:style-name="ce2"/>
          <table:table-cell table:style-name="ce8" office:value-type="string" calcext:value-type="string">
            <text:p>cor(H2_1_B,H2_2_B)</text:p>
          </table:table-cell>
          <table:table-cell table:style-name="ce14" office:value-type="float" office:value="0.46" calcext:value-type="float">
            <text:p>0.46</text:p>
          </table:table-cell>
        </table:table-row>
        <table:table-row table:style-name="ro1">
          <table:covered-table-cell table:style-name="ce2"/>
          <table:table-cell table:style-name="ce8" office:value-type="string" calcext:value-type="string">
            <text:p>cor(H3_1_A,H3_2_A)</text:p>
          </table:table-cell>
          <table:table-cell table:style-name="ce14" office:value-type="float" office:value="0.43" calcext:value-type="float">
            <text:p>0.43</text:p>
          </table:table-cell>
        </table:table-row>
        <table:table-row table:style-name="ro1">
          <table:covered-table-cell table:style-name="ce2"/>
          <table:table-cell table:style-name="ce8" office:value-type="string" calcext:value-type="string">
            <text:p>cor(H3_1_B,H3_2_B)</text:p>
          </table:table-cell>
          <table:table-cell table:style-name="ce14" office:value-type="float" office:value="0.54" calcext:value-type="float">
            <text:p>0.54</text:p>
          </table:table-cell>
        </table:table-row>
        <table:table-row table:style-name="ro1">
          <table:covered-table-cell table:style-name="ce2"/>
          <table:table-cell table:style-name="ce8" office:value-type="string" calcext:value-type="string">
            <text:p>cor(H4_1_A,H4_2_A)</text:p>
          </table:table-cell>
          <table:table-cell table:style-name="ce14" office:value-type="float" office:value="0.31" calcext:value-type="float">
            <text:p>0.31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cor(H4_1_B,H4_2_B)</text:p>
          </table:table-cell>
          <table:table-cell table:style-name="ce14" office:value-type="float" office:value="0.52" calcext:value-type="float">
            <text:p>0.5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8">
            <text:p>DOM07SUB04</text:p>
          </table:table-cell>
          <table:table-cell table:style-name="ce9" office:value-type="string" calcext:value-type="string">
            <text:p>cor(H1_1_A, H1_2_A)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covered-table-cell/>
          <table:table-cell office:value-type="string" calcext:value-type="string">
            <text:p>cor(H1_1_B, H1_2_B)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covered-table-cell/>
          <table:table-cell office:value-type="string" calcext:value-type="string">
            <text:p>cor(H2_1_A,H2_2_A)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covered-table-cell/>
          <table:table-cell office:value-type="string" calcext:value-type="string">
            <text:p>cor(H2_1_B,H2_2_B)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covered-table-cell/>
          <table:table-cell office:value-type="string" calcext:value-type="string">
            <text:p>cor(H3_1_A,H3_2_A)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covered-table-cell/>
          <table:table-cell office:value-type="string" calcext:value-type="string">
            <text:p>cor(H3_1_B,H3_2_B)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covered-table-cell/>
          <table:table-cell office:value-type="string" calcext:value-type="string">
            <text:p>cor(H4_1_A,H4_2_A)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cor(H4_1_B,H4_2_B)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8">
            <text:p>DOM07SUB02</text:p>
          </table:table-cell>
          <table:table-cell table:style-name="ce9" office:value-type="string" calcext:value-type="string">
            <text:p>cor(H1_1_A, H1_2_A)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cor(H1_1_B, H1_2_B)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cor(H2_1_A,H2_2_A)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cor(H2_1_B,H2_2_B)</text:p>
          </table:table-cell>
          <table:table-cell table:style-name="ce15" office:value-type="float" office:value="-0.15" calcext:value-type="float">
            <text:p>-0.15</text:p>
          </table:table-cell>
        </table:table-row>
        <table:table-row table:style-name="ro1">
          <table:covered-table-cell/>
          <table:table-cell office:value-type="string" calcext:value-type="string">
            <text:p>cor(H3_1_A,H3_2_A)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covered-table-cell/>
          <table:table-cell office:value-type="string" calcext:value-type="string">
            <text:p>cor(H3_1_B,H3_2_B)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covered-table-cell/>
          <table:table-cell office:value-type="string" calcext:value-type="string">
            <text:p>cor(H4_1_A,H4_2_A)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cor(H4_1_B,H4_2_B)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8">
            <text:p>DOM07SUB04 \n SIMILAR PREFERENCES</text:p>
          </table:table-cell>
          <table:table-cell table:style-name="ce9" office:value-type="string" calcext:value-type="string">
            <text:p>cor(H1_1_A, H1_2_A)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office:value-type="string" calcext:value-type="string">
            <text:p>cor(H1_1_B, H1_2_B)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cor(H2_1_A,H2_2_A)</text:p>
          </table:table-cell>
          <table:table-cell table:style-name="ce15" office:value-type="float" office:value="0.079" calcext:value-type="float">
            <text:p>0.079</text:p>
          </table:table-cell>
        </table:table-row>
        <table:table-row table:style-name="ro1">
          <table:covered-table-cell/>
          <table:table-cell office:value-type="string" calcext:value-type="string">
            <text:p>cor(H2_1_B,H2_2_B)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covered-table-cell/>
          <table:table-cell office:value-type="string" calcext:value-type="string">
            <text:p>cor(H3_1_A,H3_2_A)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covered-table-cell/>
          <table:table-cell office:value-type="string" calcext:value-type="string">
            <text:p>cor(H3_1_B,H3_2_B)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covered-table-cell/>
          <table:table-cell office:value-type="string" calcext:value-type="string">
            <text:p>cor(H4_1_A,H4_2_A)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cor(H4_1_B,H4_2_B)</text:p>
          </table:table-cell>
          <table:table-cell office:value-type="float" office:value="0.65" calcext:value-type="float">
            <text:p>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2:57:38.343713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5:11:17.247399178</meta:creation-date>
    <dc:date>2017-03-06T13:04:09.261965775</dc:date>
    <meta:editing-duration>PT23M40S</meta:editing-duration>
    <meta:editing-cycles>10</meta:editing-cycles>
    <meta:generator>LibreOffice/5.1.6.2$Linux_X86_64 LibreOffice_project/10m0$Build-2</meta:generator>
    <meta:document-statistic meta:table-count="1" meta:cell-count="68" meta:object-count="0"/>
  </office:meta>
</office:document-meta>
</file>